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fb58f" officeooo:paragraph-rsid="001fb58f" style:font-size-asian="26pt" style:font-size-complex="26pt"/>
    </style:style>
    <style:style style:name="P2" style:family="paragraph" style:parent-style-name="Standard">
      <style:text-properties fo:font-size="20pt" officeooo:rsid="001fb58f" officeooo:paragraph-rsid="001fb58f" style:font-size-asian="20pt" style:font-size-complex="20pt"/>
    </style:style>
    <style:style style:name="T1" style:family="text">
      <style:text-properties officeooo:rsid="00212f88"/>
    </style:style>
    <style:style style:name="T2" style:family="text">
      <style:text-properties officeooo:rsid="0022c97e"/>
    </style:style>
    <style:style style:name="T3" style:family="text">
      <style:text-properties officeooo:rsid="00243e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OJ Saison 9 : Judgment Day</text:p>
      <text:p text:style-name="P1"/>
      <text:p text:style-name="P1"/>
      <text:p text:style-name="P2">Épisode 97 : Un sombre clan </text:p>
      <text:p text:style-name="P2">Épisode 98 : <text:span text:style-name="T1">Des disparitions en nombre</text:span></text:p>
      <text:p text:style-name="P2">Épisode 99 : <text:span text:style-name="T2">Mission : Espionnage</text:span></text:p>
      <text:p text:style-name="P2">Épisode 100 : <text:span text:style-name="T3">La quête du pouvoir</text:span></text:p>
      <text:p text:style-name="P2">Épisode 101 : <text:span text:style-name="T3">Séparation douloureuses</text:span></text:p>
      <text:p text:style-name="P2">Épisode 102 : <text:span text:style-name="T2">L’ultime combattant</text:span></text:p>
      <text:p text:style-name="P2">Épisode 103 : Le jour du jugement</text:p>
      <text:p text:style-name="P2">Épisode 104 : Perdu à jamai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3T20:30:13.023000000</meta:creation-date>
    <meta:editing-duration>PT7M54S</meta:editing-duration>
    <meta:editing-cycles>2</meta:editing-cycles>
    <meta:generator>LibreOffice/7.2.4.1$Windows_X86_64 LibreOffice_project/27d75539669ac387bb498e35313b970b7fe9c4f9</meta:generator>
    <dc:date>2024-04-13T20:30:25.038000000</dc:date>
    <meta:document-statistic meta:table-count="0" meta:image-count="0" meta:object-count="0" meta:page-count="1" meta:paragraph-count="9" meta:word-count="55" meta:character-count="292" meta:non-whitespace-character-count="245"/>
  </office:meta>
</office:document-meta>
</file>